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1388in" fo:margin-bottom="0in" fo:line-height="100%"/>
    </style:style>
    <style:style style:name="T2" style:parent-style-name="Policepardéfaut" style:family="text">
      <style:text-properties style:font-name="Trebuchet MS" style:font-name-asian="Times New Roman" style:font-name-complex="Times New Roman" fo:color="#000000" style:letter-kerning="true" fo:font-size="16pt" style:font-size-asian="16pt" style:font-size-complex="16pt" style:language-asian="en" style:country-asian="GB"/>
    </style:style>
    <style:style style:name="P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 style:parent-style-name="Normal" style:family="paragraph">
      <style:paragraph-properties fo:text-align="justify" fo:margin-bottom="0in" fo:line-height="100%"/>
    </style:style>
    <style:style style:name="T5"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6"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7"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8" style:parent-style-name="Normal" style:family="paragraph">
      <style:paragraph-properties fo:text-align="justify" fo:margin-bottom="0in" fo:line-height="100%"/>
    </style:style>
    <style:style style:name="T9"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10"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1" style:parent-style-name="Normal" style:family="paragraph">
      <style:paragraph-properties fo:text-align="justify" fo:margin-bottom="0in" fo:line-height="100%"/>
    </style:style>
    <style:style style:name="T12"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13"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14"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15"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16" style:parent-style-name="Normal" style:family="paragraph">
      <style:paragraph-properties fo:text-align="justify" fo:margin-bottom="0in" fo:line-height="100%"/>
    </style:style>
    <style:style style:name="T17"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18"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9" style:parent-style-name="Normal" style:family="paragraph">
      <style:paragraph-properties fo:text-align="justify" fo:margin-bottom="0in" fo:line-height="100%"/>
    </style:style>
    <style:style style:name="T20"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21"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2"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3"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4"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5"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6"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27"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28"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29" style:parent-style-name="Normal" style:family="paragraph">
      <style:paragraph-properties fo:text-align="justify" fo:margin-bottom="0in" fo:line-height="100%"/>
    </style:style>
    <style:style style:name="T30"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31"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32" style:parent-style-name="Normal" style:family="paragraph">
      <style:paragraph-properties fo:text-align="justify" fo:margin-bottom="0in" fo:line-height="100%"/>
    </style:style>
    <style:style style:name="T33"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34"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35"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36"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37"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38"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39"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40"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41" style:parent-style-name="Normal" style:family="paragraph">
      <style:paragraph-properties fo:text-align="justify" fo:margin-bottom="0in" fo:line-height="100%"/>
    </style:style>
    <style:style style:name="T42"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43"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44" style:parent-style-name="Normal" style:family="paragraph">
      <style:paragraph-properties fo:text-align="justify" fo:margin-bottom="0in" fo:line-height="100%"/>
    </style:style>
    <style:style style:name="T45"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46"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47"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48"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49"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50"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51"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52"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53" style:parent-style-name="Normal" style:family="paragraph">
      <style:paragraph-properties fo:text-align="justify" fo:margin-bottom="0in" fo:line-height="100%"/>
      <style:text-properties style:font-name="Arial" style:font-name-asian="Times New Roman" style:font-name-complex="Arial" fo:font-style="italic" style:font-style-asian="italic" style:font-style-complex="italic" fo:color="#000000" fo:language="fr" fo:country="CH" style:language-asian="en" style:country-asian="GB"/>
    </style:style>
    <style:style style:name="P54" style:parent-style-name="Normal" style:family="paragraph">
      <style:paragraph-properties fo:text-align="justify" fo:margin-bottom="0in" fo:line-height="100%"/>
    </style:style>
    <style:style style:name="T55"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56"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57" style:parent-style-name="Normal" style:family="paragraph">
      <style:paragraph-properties fo:text-align="justify" fo:margin-bottom="0in" fo:line-height="100%"/>
    </style:style>
    <style:style style:name="T58"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59"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60"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61"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2" style:parent-style-name="Normal" style:family="paragraph">
      <style:paragraph-properties fo:text-align="justify" fo:margin-bottom="0in" fo:line-height="100%"/>
    </style:style>
    <style:style style:name="T63" style:parent-style-name="Policepardéfaut" style:family="text">
      <style:text-properties style:font-name="Arial" style:font-name-asian="Times New Roman" style:font-name-complex="Arial" fo:font-weight="bold" style:font-weight-asian="bold" style:font-weight-complex="bold" fo:color="#000000" style:language-asian="en" style:country-asian="GB"/>
    </style:style>
    <style:style style:name="P64"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65" style:parent-style-name="Normal" style:family="paragraph">
      <style:paragraph-properties fo:text-align="justify" fo:margin-bottom="0in" fo:line-height="100%"/>
    </style:style>
    <style:style style:name="T66" style:parent-style-name="Policepardéfaut" style:family="text">
      <style:text-properties style:font-name="Times New Roman" style:font-name-asian="Times New Roman" style:font-name-complex="Times New Roman" fo:font-size="12pt" style:font-size-asian="12pt" style:font-size-complex="12pt" style:language-asian="en" style:country-asian="GB"/>
    </style:style>
    <style:style style:name="T67"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68"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T69" style:parent-style-name="Policepardéfaut" style:family="text">
      <style:text-properties style:font-name="Times New Roman" style:font-name-asian="Times New Roman" style:font-name-complex="Times New Roman" fo:font-size="12pt" style:font-size-asian="12pt" style:font-size-complex="12pt" fo:language="fr" fo:country="CH" style:language-asian="en" style:country-asian="GB"/>
    </style:style>
    <style:style style:name="P70" style:parent-style-name="Normal" style:family="paragraph">
      <style:text-properties fo:language="fr" fo:country="CH"/>
    </style:style>
    <style:style style:name="P71" style:parent-style-name="Normal" style:family="paragraph">
      <style:text-properties fo:language="fr" fo:country="CH"/>
    </style:style>
    <style:style style:name="P72" style:parent-style-name="Normal" style:family="paragraph">
      <style:paragraph-properties fo:text-align="end"/>
      <style:text-properties fo:language="fr" fo:country="CH"/>
    </style:style>
    <style:style style:name="P73" style:parent-style-name="Normal" style:family="paragraph">
      <style:paragraph-properties fo:text-align="end"/>
      <style:text-properties fo:language="fr" fo:country="CH"/>
    </style:style>
    <style:style style:name="P74" style:parent-style-name="Normal" style:family="paragraph">
      <style:paragraph-properties fo:text-align="end"/>
    </style:style>
    <style:style style:name="T75" style:parent-style-name="Policepardéfaut" style:family="text">
      <style:text-properties fo:language="fr" fo:country="CH"/>
    </style:style>
  </office:automatic-styles>
  <office:body>
    <office:text text:use-soft-page-breaks="true">
      <text:h text:style-name="P1" text:outline-level="1"><text:span text:style-name="T2">Project Vision</text:span></text:h>
      <text:p text:style-name="P3"/>
      <text:p text:style-name="P4"><text:span text:style-name="T5">Title:</text:span></text:p>
      <text:p text:style-name="P6"><text:tab/>Fridge Manager =&gt; URL: fridgemanager.ch</text:p>
      <text:p text:style-name="P7"/>
      <text:p text:style-name="P8"><text:span text:style-name="T9">Project Description:</text:span></text:p>
      <text:p text:style-name="P10"/>
      <text:p text:style-name="P11"><text:span text:style-name="T12"><text:tab/></text:span><text:span text:style-name="T13">Cette application pourra aider<text:s/></text:span><text:span text:style-name="T14">les ménages à organiser leur stock de produits ainsi que leur liste de courses. (Plus de détails dans les User Stories)</text:span></text:p>
      <text:p text:style-name="P15"/>
      <text:p text:style-name="P16"><text:span text:style-name="T17">Deliverables/Outcomes:</text:span></text:p>
      <text:p text:style-name="P18"><text:tab/></text:p>
      <text:p text:style-name="P19"><text:span text:style-name="T20"><text:tab/></text:span><text:span text:style-name="T21">Le<text:s/></text:span><text:span text:style-name="T22">résultat</text:span><text:span text:style-name="T23"><text:s/>final sera u</text:span><text:span text:style-name="T24">ne application smartphone qui aura pour but aider les ménages dans leur organisation,<text:s/></text:span><text:span text:style-name="T25">en stockant une liste</text:span><text:span text:style-name="T26"><text:s/>d’items qui sont à la maison, ainsi qu’une deuxième liste de courses. Ces listes se trouveraient dans le cloud<text:s/></text:span><text:span text:style-name="T27">et du coup on pourrait facilement synchroniser ces listes à travers les différents smartphones de tout un même ménage.</text:span></text:p>
      <text:p text:style-name="P28"><text:tab/></text:p>
      <text:p text:style-name="P29"><text:span text:style-name="T30">Functionality &amp; Technology</text:span></text:p>
      <text:p text:style-name="P31"/>
      <text:p text:style-name="P32"><text:span text:style-name="T33"><text:tab/></text:span><text:span text:style-name="T34">Les utilisateurs aurai</text:span><text:span text:style-name="T35">en</text:span><text:span text:style-name="T36">t à l</text:span><text:span text:style-name="T37">eur disposition une liste de tous les produits<text:s/></text:span><text:span text:style-name="T38">alimentaires<text:s/></text:span><text:span text:style-name="T39">disponibles chez migros (par exemple), et pourraient tout simplement ajouter à la liste de courses les produits qu’il faudrait acheter, l’utilisateur peut savoir ce qu’il manque depuis le confort de son smartphone en utilisant la liste qui montre le stock de la maison.</text:span></text:p>
      <text:p text:style-name="P40"/>
      <text:p text:style-name="P41"><text:span text:style-name="T42">Audience:</text:span></text:p>
      <text:p text:style-name="P43"/>
      <text:p text:style-name="P44"><text:span text:style-name="T45"><text:tab/></text:span><text:span text:style-name="T46">Tout ménage peut trouver u</text:span><text:span text:style-name="T47">ne utilité dans cette application, même une personne qui habite toute seule trouvera les listes utiles</text:span><text:span text:style-name="T48">,<text:s/></text:span><text:span text:style-name="T49">cela dit</text:span><text:span text:style-name="T50"><text:s/>la plus grande partie des utilisateurs seraient des familles</text:span><text:span text:style-name="T51">/collocations</text:span><text:span text:style-name="T52">, qui pourraient exploiter au maximum ces listes synchronisés automatiquement en temps réel.</text:span></text:p>
      <text:p text:style-name="P53"/>
      <text:p text:style-name="P54"><text:span text:style-name="T55">Data, Information, Content </text:span></text:p>
      <text:p text:style-name="P56"/>
      <text:p text:style-name="P57"><text:span text:style-name="T58"><text:tab/></text:span><text:span text:style-name="T59">Il nous faudrait au d</text:span><text:span text:style-name="T60">épart une liste de tous les produits alimentaires disponibles chez migros ou coop.<text:s/></text:span></text:p>
      <text:p text:style-name="P61"/>
      <text:p text:style-name="P62"><text:span text:style-name="T63">Partners</text:span></text:p>
      <text:p text:style-name="P64"/>
      <text:p text:style-name="P65"><text:span text:style-name="T66"><text:tab/></text:span><text:span text:style-name="T67">Migros serait le partenaire<text:s/></text:span><text:span text:style-name="T68">parfait, en ayant un partenariat avec on pourrait non seulement avoir accès à une liste de tous les produits alimentaires disponibles, mais aussi des fonctionnalités en plus, comme par exemple l’ajout automatique des produits achetés é la liste de produits disponibles à la maison</text:span><text:span text:style-name="T69">, ainsi que la commande en ligne et livraison.</text:span></text:p>
      <text:p text:style-name="P70"><text:tab/></text:p>
      <text:p text:style-name="P71"/>
      <text:p text:style-name="P72">Heiniger, Lea</text:p>
      <text:p text:style-name="P73">Sulejamani, Edin</text:p>
      <text:p text:style-name="P74"><text:span text:style-name="T75">Quinta, Joa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quinta</meta:initial-creator>
    <dc:creator>joao quinta</dc:creator>
    <meta:creation-date>2020-11-07T10:11:00Z</meta:creation-date>
    <dc:date>2020-11-07T10:47:00Z</dc:date>
    <meta:template xlink:href="Normal" xlink:type="simple"/>
    <meta:editing-cycles>1</meta:editing-cycles>
    <meta:editing-duration>PT2040S</meta:editing-duration>
    <meta:document-statistic meta:page-count="1" meta:paragraph-count="3" meta:word-count="281" meta:character-count="1883" meta:row-count="13" meta:non-whitespace-character-count="1605"/>
  </office:meta>
</office:document-meta>
</file>